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venir Next LT Pro" svg:font-family="'Avenir Next LT Pr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justify" style:justify-single-word="false"/>
    </style:style>
    <style:style style:name="P2" style:family="paragraph" style:parent-style-name="Heading_20_3">
      <style:paragraph-properties fo:text-align="justify" style:justify-single-word="false"/>
    </style:style>
    <style:style style:name="P3" style:family="paragraph" style:parent-style-name="Horizontal_20_Line">
      <style:paragraph-properties fo:text-align="justify" style:justify-single-word="false"/>
      <style:text-properties style:font-name="Avenir Next LT Pro" fo:font-size="12pt" style:font-size-asian="12pt" style:font-size-complex="12pt"/>
    </style:style>
    <style:style style:name="P4" style:family="paragraph" style:parent-style-name="Preformatted_20_Text">
      <style:paragraph-properties fo:margin-top="0cm" fo:margin-bottom="0.499cm" style:contextual-spacing="false" fo:text-align="justify" style:justify-single-word="false"/>
    </style:style>
    <style:style style:name="P5" style:family="paragraph" style:parent-style-name="Preformatted_20_Text">
      <style:paragraph-properties fo:text-align="justify" style:justify-single-word="false"/>
    </style:style>
    <style:style style:name="P6" style:family="paragraph" style:parent-style-name="Preformatted_20_Text">
      <style:paragraph-properties fo:text-align="justify" style:justify-single-word="false"/>
      <style:text-properties style:font-name="Avenir Next LT Pro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venir Next LT Pro" fo:font-size="12pt" style:font-size-asian="12pt" style:font-size-complex="12pt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text-align="justify" style:justify-single-word="false"/>
      <style:text-properties style:font-name="Avenir Next LT Pro" fo:font-size="12pt" fo:font-weight="bold" officeooo:rsid="00142f26" officeooo:paragraph-rsid="00142f26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text-align="justify" style:justify-single-word="false"/>
      <style:text-properties style:font-name="Avenir Next LT Pro" fo:font-size="12pt" style:font-size-asian="12pt" style:font-size-complex="12pt"/>
    </style:style>
    <style:style style:name="P11" style:family="paragraph" style:parent-style-name="Text_20_body">
      <style:paragraph-properties fo:text-align="justify" style:justify-single-word="false"/>
      <style:text-properties style:font-name="Avenir Next LT Pro" fo:font-size="12pt" officeooo:paragraph-rsid="00142f26" style:font-size-asian="12pt" style:font-size-complex="12pt"/>
    </style:style>
    <style:style style:name="T1" style:family="text">
      <style:text-properties style:font-name="Avenir Next LT Pro"/>
    </style:style>
    <style:style style:name="T2" style:family="text">
      <style:text-properties style:font-name="Avenir Next LT Pro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Manual de utilização do BACKPACK e LARAVEL UI</text:p>
      <text:p text:style-name="P10"/>
      <text:p text:style-name="P8"><text:span text:style-name="T2">O </text:span><text:span text:style-name="Strong_20_Emphasis"><text:span text:style-name="T2">Laravel UI</text:span></text:span><text:span text:style-name="T2"> fornece autenticação básica com Blade, enquanto o </text:span><text:span text:style-name="Strong_20_Emphasis"><text:span text:style-name="T2">Backpack</text:span></text:span><text:span text:style-name="T2"> cuida do painel administrativo. Como o Backpack </text:span><text:span text:style-name="Strong_20_Emphasis"><text:span text:style-name="T2">não inclui autenticação por padrão</text:span></text:span><text:span text:style-name="T2">, combinar os dois é uma ótima ideia.</text:span></text:p>
      <text:p text:style-name="P3"/>
      <text:h text:style-name="P1" text:outline-level="2"><text:span text:style-name="T2">🚀 </text:span><text:span text:style-name="Strong_20_Emphasis"><text:span text:style-name="T2">Como integrar Backpack com Laravel UI</text:span></text:span></text:h>
      <text:p text:style-name="P8"><text:span text:style-name="T2">Aqui está um guia passo a passo para usar </text:span><text:span text:style-name="Strong_20_Emphasis"><text:span text:style-name="T2">Laravel UI</text:span></text:span><text:span text:style-name="T2"> e </text:span><text:span text:style-name="Strong_20_Emphasis"><text:span text:style-name="T2">Backpack</text:span></text:span><text:span text:style-name="T2"> juntos:</text:span></text:p>
      <text:h text:style-name="P2" text:outline-level="3"><text:span text:style-name="T2">1️⃣ </text:span><text:span text:style-name="Strong_20_Emphasis"><text:span text:style-name="T2">Instale o Laravel UI</text:span></text:span></text:h>
      <text:p text:style-name="P10">Se ainda não tiver instalado, execute:</text:p>
      <text:p text:style-name="P4"><text:span text:style-name="Source_20_Text"><text:span text:style-name="T2">composer require laravel/ui</text:span></text:span></text:p>
      <text:p text:style-name="P10">Agora, gere a autenticação com Bootstrap:</text:p>
      <text:p text:style-name="P5"><text:span text:style-name="Source_20_Text"><text:span text:style-name="T2">php artisan ui bootstrap --auth</text:span></text:span></text:p>
      <text:p text:style-name="P4"><text:span text:style-name="Source_20_Text"><text:span text:style-name="T2">npm install &amp;&amp; npm run dev</text:span></text:span></text:p>
      <text:p text:style-name="P10">Isso criará as rotas de login, registro e a estrutura de autenticação básica.</text:p>
      <text:p text:style-name="P3"/>
      <text:h text:style-name="P2" text:outline-level="3"><text:span text:style-name="T2">2️⃣ </text:span><text:span text:style-name="Strong_20_Emphasis"><text:span text:style-name="T2">Instale o Backpack</text:span></text:span></text:h>
      <text:p text:style-name="P10">Agora, instale o Backpack Admin Panel:</text:p>
      <text:p text:style-name="P5"><text:span text:style-name="Source_20_Text"><text:span text:style-name="T2">composer require backpack/crud</text:span></text:span></text:p>
      <text:p text:style-name="P4"><text:span text:style-name="Source_20_Text"><text:span text:style-name="T2">php artisan backpack:install</text:span></text:span></text:p>
      <text:p text:style-name="P8"><text:span text:style-name="T2">Isso criará o painel administrativo acessível em </text:span><text:span text:style-name="Source_20_Text"><text:span text:style-name="T2">/admin</text:span></text:span><text:span text:style-name="T2">.</text:span></text:p>
      <text:p text:style-name="P3"/>
      <text:h text:style-name="P2" text:outline-level="3"><text:span text:style-name="T2">3️⃣ </text:span><text:span text:style-name="Strong_20_Emphasis"><text:span text:style-name="T2">Configurar a autenticação do Backpack</text:span></text:span></text:h>
      <text:p text:style-name="P10">O Backpack, por padrão, não usa o mesmo sistema de autenticação do Laravel UI. Para unificá-los, faça o seguinte:</text:p>
      <text:p text:style-name="P8"><text:span text:style-name="T2">1️⃣ </text:span><text:span text:style-name="Strong_20_Emphasis"><text:span text:style-name="T2">Diga ao Backpack para usar o sistema de autenticação do Laravel UI</text:span></text:span><text:span text:style-name="T2">.<text:line-break/>No arquivo </text:span><text:span text:style-name="Source_20_Text"><text:span text:style-name="T2">config/backpack/base.php</text:span></text:span><text:span text:style-name="T2">, altere:</text:span></text:p>
      <text:p text:style-name="P4"><text:span text:style-name="Source_20_Text"><text:span text:style-name="T2">'guard' =&gt; 'web', // Mudar de 'backpack' para 'web'</text:span></text:span></text:p>
      <text:p text:style-name="P10">Isso fará com que o Backpack use o mesmo sistema de login.</text:p>
      <text:p text:style-name="P8"><text:span text:style-name="T2">2️⃣ </text:span><text:span text:style-name="Strong_20_Emphasis"><text:span text:style-name="T2">Adicione a Middleware de Admin</text:span></text:span><text:span text:style-name="T2"><text:line-break/>Edite </text:span><text:span text:style-name="Source_20_Text"><text:span text:style-name="T2">app/Http/Kernel.php</text:span></text:span><text:span text:style-name="T2"> e dentro de </text:span><text:span text:style-name="Source_20_Text"><text:span text:style-name="T2">$routeMiddleware</text:span></text:span><text:span text:style-name="T2">, adicione:</text:span></text:p>
      <text:p text:style-name="P4"><text:soft-page-break/><text:span text:style-name="Source_20_Text"><text:span text:style-name="T2">'admin' =&gt; \App\Http\Middleware\AdminMiddleware::class,</text:span></text:span></text:p>
      <text:p text:style-name="P10">Agora, crie esse middleware:</text:p>
      <text:p text:style-name="P4"><text:span text:style-name="Source_20_Text"><text:span text:style-name="T2">php artisan make:middleware AdminMiddleware</text:span></text:span></text:p>
      <text:p text:style-name="P8"><text:span text:style-name="T2">E edite </text:span><text:span text:style-name="Source_20_Text"><text:span text:style-name="T2">app/Http/Middleware/AdminMiddleware.php</text:span></text:span><text:span text:style-name="T2">:</text:span></text:p>
      <text:p text:style-name="P5"><text:span text:style-name="Source_20_Text"><text:span text:style-name="T2">namespace App\Http\Middleware;</text:span></text:span></text:p>
      <text:p text:style-name="P6"/>
      <text:p text:style-name="P5"><text:span text:style-name="Source_20_Text"><text:span text:style-name="T2">use Closure;</text:span></text:span></text:p>
      <text:p text:style-name="P5"><text:span text:style-name="Source_20_Text"><text:span text:style-name="T2">use Illuminate\Http\Request;</text:span></text:span></text:p>
      <text:p text:style-name="P5"><text:span text:style-name="Source_20_Text"><text:span text:style-name="T2">use Illuminate\Support\Facades\Auth;</text:span></text:span></text:p>
      <text:p text:style-name="P6"/>
      <text:p text:style-name="P5"><text:span text:style-name="Source_20_Text"><text:span text:style-name="T2">class AdminMiddleware</text:span></text:span></text:p>
      <text:p text:style-name="P5"><text:span text:style-name="Source_20_Text"><text:span text:style-name="T2">{</text:span></text:span></text:p>
      <text:p text:style-name="P5"><text:span text:style-name="Source_20_Text"><text:span text:style-name="T2"><text:s text:c="4"/>public function handle(Request $request, Closure $next)</text:span></text:span></text:p>
      <text:p text:style-name="P5"><text:span text:style-name="Source_20_Text"><text:span text:style-name="T2"><text:s text:c="4"/>{</text:span></text:span></text:p>
      <text:p text:style-name="P5"><text:span text:style-name="Source_20_Text"><text:span text:style-name="T2"><text:s text:c="8"/>if (Auth::check() &amp;&amp; Auth::user()-&gt;is_admin) { // Ajuste conforme seu banco</text:span></text:span></text:p>
      <text:p text:style-name="P5"><text:span text:style-name="Source_20_Text"><text:span text:style-name="T2"><text:s text:c="12"/>return $next($request);</text:span></text:span></text:p>
      <text:p text:style-name="P5"><text:span text:style-name="Source_20_Text"><text:span text:style-name="T2"><text:s text:c="8"/>}</text:span></text:span></text:p>
      <text:p text:style-name="P5"><text:span text:style-name="Source_20_Text"><text:span text:style-name="T2"><text:s text:c="8"/>return redirect('/');</text:span></text:span></text:p>
      <text:p text:style-name="P5"><text:span text:style-name="Source_20_Text"><text:span text:style-name="T2"><text:s text:c="4"/>}</text:span></text:span></text:p>
      <text:p text:style-name="P4"><text:span text:style-name="Source_20_Text"><text:span text:style-name="T2">}</text:span></text:span></text:p>
      <text:p text:style-name="P10">Isso impede que usuários normais acessem o painel admin.</text:p>
      <text:p text:style-name="P8"><text:span text:style-name="T2">3️⃣ </text:span><text:span text:style-name="Strong_20_Emphasis"><text:span text:style-name="T2">Proteger as rotas do Backpack</text:span></text:span><text:span text:style-name="T2"><text:line-break/>No arquivo </text:span><text:span text:style-name="Source_20_Text"><text:span text:style-name="T2">routes/backpack/custom.php</text:span></text:span><text:span text:style-name="T2">, adicione o middleware:</text:span></text:p>
      <text:p text:style-name="P5"><text:span text:style-name="Source_20_Text"><text:span text:style-name="T2">Route::group([</text:span></text:span></text:p>
      <text:p text:style-name="P5"><text:span text:style-name="Source_20_Text"><text:span text:style-name="T2"><text:s text:c="4"/>'prefix' =&gt; config('backpack.base.route_prefix', 'admin'),</text:span></text:span></text:p>
      <text:p text:style-name="P5"><text:span text:style-name="Source_20_Text"><text:span text:style-name="T2"><text:s text:c="4"/>'middleware' =&gt; ['web', 'admin'], // Protege com middleware</text:span></text:span></text:p>
      <text:p text:style-name="P5"><text:span text:style-name="Source_20_Text"><text:span text:style-name="T2"><text:s text:c="4"/>'namespace' =&gt; 'App\Http\Controllers\Admin',</text:span></text:span></text:p>
      <text:p text:style-name="P5"><text:span text:style-name="Source_20_Text"><text:span text:style-name="T2">], function () {</text:span></text:span></text:p>
      <text:p text:style-name="P5"><text:span text:style-name="Source_20_Text"><text:span text:style-name="T2"><text:s text:c="4"/>// Rotas do Backpack</text:span></text:span></text:p>
      <text:p text:style-name="P5"><text:span text:style-name="Source_20_Text"><text:span text:style-name="T2"><text:s text:c="4"/>Route::crud('users', 'UserCrudController');</text:span></text:span></text:p>
      <text:p text:style-name="P4"><text:span text:style-name="Source_20_Text"><text:span text:style-name="T2">});</text:span></text:span></text:p>
      <text:p text:style-name="P10">Agora, apenas administradores poderão acessar o painel.</text:p>
      <text:p text:style-name="P3"/>
      <text:h text:style-name="P2" text:outline-level="3"><text:span text:style-name="T2">4️⃣ </text:span><text:span text:style-name="Strong_20_Emphasis"><text:span text:style-name="T2">Adicione um campo "is_admin" na tabela de usuários</text:span></text:span></text:h>
      <text:p text:style-name="P8"><text:span text:style-name="T2">Se quiser diferenciar </text:span><text:span text:style-name="Strong_20_Emphasis"><text:span text:style-name="T2">usuários comuns</text:span></text:span><text:span text:style-name="T2"> de </text:span><text:span text:style-name="Strong_20_Emphasis"><text:span text:style-name="T2">administradores</text:span></text:span><text:span text:style-name="T2">, adicione um campo </text:span><text:span text:style-name="Source_20_Text"><text:span text:style-name="T2">is_admin</text:span></text:span><text:span text:style-name="T2"> na tabela de usuários:</text:span></text:p>
      <text:p text:style-name="P10">Crie a migration:</text:p>
      <text:p text:style-name="P4"><text:span text:style-name="Source_20_Text"><text:span text:style-name="T2">php artisan make:migration add_is_admin_to_users --table=users</text:span></text:span></text:p>
      <text:p text:style-name="P8"><text:span text:style-name="T2">No arquivo gerado em </text:span><text:span text:style-name="Source_20_Text"><text:span text:style-name="T2">database/migrations/</text:span></text:span><text:span text:style-name="T2">, adicione:</text:span></text:p>
      <text:p text:style-name="P5"><text:soft-page-break/><text:span text:style-name="Source_20_Text"><text:span text:style-name="T2">public function up()</text:span></text:span></text:p>
      <text:p text:style-name="P5"><text:span text:style-name="Source_20_Text"><text:span text:style-name="T2">{</text:span></text:span></text:p>
      <text:p text:style-name="P5"><text:span text:style-name="Source_20_Text"><text:span text:style-name="T2"><text:s text:c="4"/>Schema::table('users', function (Blueprint $table) {</text:span></text:span></text:p>
      <text:p text:style-name="P5"><text:span text:style-name="Source_20_Text"><text:span text:style-name="T2"><text:s text:c="8"/>$table-&gt;boolean('is_admin')-&gt;default(false);</text:span></text:span></text:p>
      <text:p text:style-name="P5"><text:span text:style-name="Source_20_Text"><text:span text:style-name="T2"><text:s text:c="4"/>});</text:span></text:span></text:p>
      <text:p text:style-name="P4"><text:span text:style-name="Source_20_Text"><text:span text:style-name="T2">}</text:span></text:span></text:p>
      <text:p text:style-name="P10">Execute:</text:p>
      <text:p text:style-name="P4"><text:span text:style-name="Source_20_Text"><text:span text:style-name="T2">php artisan migrate</text:span></text:span></text:p>
      <text:p text:style-name="P8"><text:span text:style-name="T2">Agora, edite </text:span><text:span text:style-name="Source_20_Text"><text:span text:style-name="T2">app/Models/User.php</text:span></text:span><text:span text:style-name="T2">:</text:span></text:p>
      <text:p text:style-name="P5"><text:span text:style-name="Source_20_Text"><text:span text:style-name="T2">public function isAdmin()</text:span></text:span></text:p>
      <text:p text:style-name="P5"><text:span text:style-name="Source_20_Text"><text:span text:style-name="T2">{</text:span></text:span></text:p>
      <text:p text:style-name="P5"><text:span text:style-name="Source_20_Text"><text:span text:style-name="T2"><text:s text:c="4"/>return $this-&gt;is_admin;</text:span></text:span></text:p>
      <text:p text:style-name="P4"><text:span text:style-name="Source_20_Text"><text:span text:style-name="T2">}</text:span></text:span></text:p>
      <text:p text:style-name="P8"><text:span text:style-name="T2">E pronto! Agora, usuários com </text:span><text:span text:style-name="Source_20_Text"><text:span text:style-name="T2">is_admin = 1</text:span></text:span><text:span text:style-name="T2"> poderão acessar o painel do Backpack, e usuários comuns ficarão restritos.</text:span></text:p>
      <text:p text:style-name="P3"/>
      <text:h text:style-name="P1" text:outline-level="2"><text:span text:style-name="T2">🎯 </text:span><text:span text:style-name="Strong_20_Emphasis"><text:span text:style-name="T2">Resumo</text:span></text:span></text:h>
      <text:p text:style-name="P11">✅ Laravel UI cuida da autenticação (login, registro, etc.).</text:p>
      <text:p text:style-name="P11">✅ Backpack gerencia o painel administrativo.</text:p>
      <text:p text:style-name="P11">✅ Configuramos o Backpack para usar o mesmo sistema de login do Laravel UI.</text:p>
      <text:p text:style-name="P11">✅ Criamos uma proteção para que apenas administradores acessem o painel.</text:p>
      <text:p text:style-name="P8"><text:span text:style-name="T2">Agora seu sistema terá </text:span><text:span text:style-name="Strong_20_Emphasis"><text:span text:style-name="T2">autenticação Laravel UI + painel Backpack funcionando juntos</text:span></text:span><text:span text:style-name="T2">! 🚀🔥</text:span></text:p>
      <text:p text:style-name="P10">Precisa de mais alguma coisa? 😃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venir Next LT Pro" svg:font-family="'Avenir Next LT Pr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08:54:24.873267510</meta:creation-date>
    <dc:date>2025-02-13T08:56:18.002879539</dc:date>
    <meta:editing-duration>PT1M5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77" meta:word-count="453" meta:character-count="3296" meta:non-whitespace-character-count="2834"/>
  </office:meta>
</office:document-meta>
</file>